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2.0043in"/>
    </style:style>
    <style:style style:name="co3" style:family="table-column">
      <style:table-column-properties fo:break-before="auto" style:column-width="1.5272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ro3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style-name="ce1"/>
          <table:table-cell table:style-name="ce1" office:value-type="string">
            <text:p>taxon_name</text:p>
          </table:table-cell>
          <table:table-cell table:style-name="ce1" office:value-type="string">
            <text:p>common_name</text:p>
          </table:table-cell>
          <table:table-cell table:style-name="ce1"/>
          <table:table-cell table:style-name="ce1" office:value-type="string">
            <text:p>Group</text:p>
          </table:table-cell>
          <table:table-cell table:style-name="ce1" office:value-type="string">
            <text:p>Taxon ID</text:p>
          </table:table-cell>
          <table:table-cell table:style-name="ce1" office:value-type="string">
            <text:p>Comment</text:p>
          </table:table-cell>
          <table:table-cell table:style-name="ce1"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string">
            <text:p>Agraulis vanillae</text:p>
          </table:table-cell>
          <table:table-cell office:value-type="string">
            <text:p>Gulf Fritillary</text:p>
          </table:table-cell>
          <table:table-cell/>
          <table:table-cell office:value-type="string">
            <text:p>insect</text:p>
          </table:table-cell>
          <table:table-cell table:style-name="ce4" office:value-type="float" office:value="49150">
            <text:p>49150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string">
            <text:p>Coluber constrictor paludicola</text:p>
          </table:table-cell>
          <table:table-cell office:value-type="string">
            <text:p>Everglades Racer</text:p>
          </table:table-cell>
          <table:table-cell/>
          <table:table-cell office:value-type="string">
            <text:p>reptile</text:p>
          </table:table-cell>
          <table:table-cell table:style-name="ce4" office:value-type="float" office:value="27138">
            <text:p>27138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string">
            <text:p>Composia fidelissima</text:p>
          </table:table-cell>
          <table:table-cell office:value-type="string">
            <text:p>Faithful Beauty</text:p>
          </table:table-cell>
          <table:table-cell/>
          <table:table-cell office:value-type="string">
            <text:p>insect</text:p>
          </table:table-cell>
          <table:table-cell table:style-name="ce4" office:value-type="float" office:value="257122">
            <text:p>257122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string">
            <text:p>Dryas iulia</text:p>
          </table:table-cell>
          <table:table-cell office:value-type="string">
            <text:p>Julia Heliconian</text:p>
          </table:table-cell>
          <table:table-cell/>
          <table:table-cell office:value-type="string">
            <text:p>insect</text:p>
          </table:table-cell>
          <table:table-cell table:style-name="ce4" office:value-type="float" office:value="50073">
            <text:p>50073</text:p>
          </table:table-cell>
          <table:table-cell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3" office:value-type="string">
            <text:p>Eumaeus atala</text:p>
          </table:table-cell>
          <table:table-cell office:value-type="string">
            <text:p>Atala</text:p>
          </table:table-cell>
          <table:table-cell/>
          <table:table-cell office:value-type="string">
            <text:p>insect</text:p>
          </table:table-cell>
          <table:table-cell office:value-type="float" office:value="50075">
            <text:p>50075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string">
            <text:p>Heliconius charithonia</text:p>
          </table:table-cell>
          <table:table-cell office:value-type="string">
            <text:p>Zebra Longwing</text:p>
          </table:table-cell>
          <table:table-cell/>
          <table:table-cell office:value-type="string">
            <text:p>insect</text:p>
          </table:table-cell>
          <table:table-cell table:style-name="ce4" office:value-type="float" office:value="49766">
            <text:p>49766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string">
            <text:p>Nephila clavipes</text:p>
          </table:table-cell>
          <table:table-cell office:value-type="string">
            <text:p>Golden Silk Orbweaver</text:p>
          </table:table-cell>
          <table:table-cell/>
          <table:table-cell office:value-type="string">
            <text:p>spider</text:p>
          </table:table-cell>
          <table:table-cell table:style-name="ce4" office:value-type="float" office:value="49756">
            <text:p>49756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string">
            <text:p>Utetheisa ornatrix</text:p>
          </table:table-cell>
          <table:table-cell office:value-type="string">
            <text:p>Ornate Bella Moth</text:p>
          </table:table-cell>
          <table:table-cell/>
          <table:table-cell office:value-type="string">
            <text:p>insect</text:p>
          </table:table-cell>
          <table:table-cell table:style-name="ce4" office:value-type="float" office:value="67440">
            <text:p>6744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UGGESTIONS TO ADD</text:p>
          </table:table-cell>
          <table:table-cell table:style-name="ce3"/>
          <table:table-cell table:number-columns-repeated="1022"/>
        </table:table-row>
        <table:table-row table:style-name="ro3">
          <table:table-cell office:value-type="float" office:value="9">
            <text:p>9</text:p>
          </table:table-cell>
          <table:table-cell table:style-name="ce3" office:value-type="string">
            <text:p>Diadophis punctatus</text:p>
          </table:table-cell>
          <table:table-cell office:value-type="string">
            <text:p>Ringneck snake</text:p>
          </table:table-cell>
          <table:table-cell/>
          <table:table-cell office:value-type="string">
            <text:p>reptile</text:p>
          </table:table-cell>
          <table:table-cell table:style-name="ce5" office:value-type="float" office:value="26575">
            <text:p>2657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Orthalicus floridensis</text:p>
          </table:table-cell>
          <table:table-cell office:value-type="string">
            <text:p>Banded tree snail</text:p>
          </table:table-cell>
          <table:table-cell/>
          <table:table-cell office:value-type="string">
            <text:p>snail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string">
            <text:p>Drymaeus multilineatus</text:p>
          </table:table-cell>
          <table:table-cell office:value-type="string">
            <text:p>Lined forest snail</text:p>
          </table:table-cell>
          <table:table-cell/>
          <table:table-cell office:value-type="string">
            <text:p>snail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string">
            <text:p>Leucauge venusta</text:p>
          </table:table-cell>
          <table:table-cell office:value-type="string">
            <text:p>Orchard orbweaver</text:p>
          </table:table-cell>
          <table:table-cell/>
          <table:table-cell office:value-type="string">
            <text:p>spider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string">
            <text:p>Gasteracantha cancriformis</text:p>
          </table:table-cell>
          <table:table-cell office:value-type="string">
            <text:p>Spiny backed orbweaver</text:p>
          </table:table-cell>
          <table:table-cell/>
          <table:table-cell office:value-type="string">
            <text:p>spider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Urocyon cinereoargenteus</text:p>
          </table:table-cell>
          <table:table-cell office:value-type="string">
            <text:p>Gray fox</text:p>
          </table:table-cell>
          <table:table-cell/>
          <table:table-cell office:value-type="string">
            <text:p>mammal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Anolis carolinensis</text:p>
          </table:table-cell>
          <table:table-cell office:value-type="string">
            <text:p>Green anole</text:p>
          </table:table-cell>
          <table:table-cell/>
          <table:table-cell office:value-type="string">
            <text:p>reptile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string">
            <text:p>Ignelater havaniensis</text:p>
          </table:table-cell>
          <table:table-cell office:value-type="string">
            <text:p>Click beetle/Cocuyo</text:p>
          </table:table-cell>
          <table:table-cell/>
          <table:table-cell office:value-type="string">
            <text:p>insect</text:p>
          </table:table-cell>
          <table:table-cell/>
          <table:table-cell office:value-type="string">
            <text:p>Too rare? Only appears in early summer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Dumetella carolinensis</text:p>
          </table:table-cell>
          <table:table-cell office:value-type="string">
            <text:p>Gray Catbird</text:p>
          </table:table-cell>
          <table:table-cell/>
          <table:table-cell office:value-type="string">
            <text:p>bird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string">
            <text:p>Setophaga caerulescens</text:p>
          </table:table-cell>
          <table:table-cell office:value-type="string">
            <text:p>Black-throated blue warbler</text:p>
          </table:table-cell>
          <table:table-cell/>
          <table:table-cell office:value-type="string">
            <text:p>bird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string">
            <text:p>Polioptila caerulea</text:p>
          </table:table-cell>
          <table:table-cell office:value-type="string">
            <text:p>Blue gray gnatcatcher</text:p>
          </table:table-cell>
          <table:table-cell/>
          <table:table-cell office:value-type="string">
            <text:p>bird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string">
            <text:p>Melanerpes carolinus</text:p>
          </table:table-cell>
          <table:table-cell office:value-type="string">
            <text:p>Red bellied woodpecker</text:p>
          </table:table-cell>
          <table:table-cell/>
          <table:table-cell office:value-type="string">
            <text:p>bird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string">
            <text:p>Archilochus colubris</text:p>
          </table:table-cell>
          <table:table-cell office:value-type="string">
            <text:p>Ruby-throated hummingbird</text:p>
          </table:table-cell>
          <table:table-cell/>
          <table:table-cell office:value-type="string">
            <text:p>bird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string">
            <text:p>Setophaga discolor</text:p>
          </table:table-cell>
          <table:table-cell office:value-type="string">
            <text:p>Prairie warbler</text:p>
          </table:table-cell>
          <table:table-cell/>
          <table:table-cell office:value-type="string">
            <text:p>bird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string">
            <text:p>Cyanocitta cristata</text:p>
          </table:table-cell>
          <table:table-cell office:value-type="string">
            <text:p>Blue jay</text:p>
          </table:table-cell>
          <table:table-cell/>
          <table:table-cell office:value-type="string">
            <text:p>bird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style-name="ce3" office:value-type="string">
            <text:p>Cardinalis cardinalis</text:p>
          </table:table-cell>
          <table:table-cell office:value-type="string">
            <text:p>Northern cardinal</text:p>
          </table:table-cell>
          <table:table-cell/>
          <table:table-cell office:value-type="string">
            <text:p>bird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style-name="ce3" office:value-type="string">
            <text:p>Mimus polyglottos</text:p>
          </table:table-cell>
          <table:table-cell office:value-type="string">
            <text:p>Northern mockingbird</text:p>
          </table:table-cell>
          <table:table-cell/>
          <table:table-cell office:value-type="string">
            <text:p>bird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11/27/2018</text:date>, <text:time>21:4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21:49:25</dc:date>
    <dc:creator>David Knight</dc:creator>
    <meta:document-statistic meta:table-count="1" meta:cell-count="116" meta:object-count="0"/>
    <meta:generator>OpenOffice/4.1.3$Unix OpenOffice.org_project/413m1$Build-9783</meta:generator>
    <meta:user-defined meta:name=""/>
  </office:meta>
</office:document-meta>
</file>